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e3d49" style:font-name="Open Sans" fo:font-size="15pt" fo:letter-spacing="normal" fo:font-style="normal" fo:font-weight="normal"/>
    </style:style>
    <style:style style:name="P2" style:family="paragraph" style:parent-style-name="Standard">
      <style:text-properties officeooo:rsid="0001e716" officeooo:paragraph-rsid="0001e716"/>
    </style:style>
    <style:style style:name="P3" style:family="paragraph" style:parent-style-name="Standard">
      <style:text-properties officeooo:rsid="0003184e" officeooo:paragraph-rsid="0003184e"/>
    </style:style>
    <style:style style:name="P4" style:family="paragraph" style:parent-style-name="Standard">
      <style:text-properties officeooo:rsid="00032428" officeooo:paragraph-rsid="00032428"/>
    </style:style>
    <style:style style:name="P5" style:family="paragraph" style:parent-style-name="Standard">
      <style:text-properties officeooo:rsid="00045a1b" officeooo:paragraph-rsid="00045a1b"/>
    </style:style>
    <style:style style:name="P6" style:family="paragraph" style:parent-style-name="Standard">
      <style:text-properties officeooo:rsid="00052135" officeooo:paragraph-rsid="00052135"/>
    </style:style>
    <style:style style:name="P7" style:family="paragraph" style:parent-style-name="Standard">
      <style:text-properties officeooo:rsid="00083b31" officeooo:paragraph-rsid="00083b31"/>
    </style:style>
    <style:style style:name="P8" style:family="paragraph" style:parent-style-name="Standard">
      <style:text-properties officeooo:rsid="0008b284" officeooo:paragraph-rsid="0008b284"/>
    </style:style>
    <style:style style:name="P9" style:family="paragraph" style:parent-style-name="Standard">
      <style:text-properties officeooo:rsid="000a295f" officeooo:paragraph-rsid="000a295f"/>
    </style:style>
    <style:style style:name="P10" style:family="paragraph" style:parent-style-name="Standard">
      <style:text-properties officeooo:rsid="000f2d34" officeooo:paragraph-rsid="000f2d34"/>
    </style:style>
    <style:style style:name="P11" style:family="paragraph" style:parent-style-name="Standard">
      <style:text-properties officeooo:rsid="0013f03c" officeooo:paragraph-rsid="0013f03c"/>
    </style:style>
    <style:style style:name="P12" style:family="paragraph" style:parent-style-name="Standard">
      <style:text-properties officeooo:rsid="00147130" officeooo:paragraph-rsid="00147130"/>
    </style:style>
    <style:style style:name="P13" style:family="paragraph" style:parent-style-name="Standard">
      <style:text-properties officeooo:rsid="0015dff7" officeooo:paragraph-rsid="0015dff7"/>
    </style:style>
    <style:style style:name="P14" style:family="paragraph" style:parent-style-name="Standard">
      <style:text-properties officeooo:rsid="00162b0b" officeooo:paragraph-rsid="00162b0b"/>
    </style:style>
    <style:style style:name="P15" style:family="paragraph" style:parent-style-name="Standard">
      <style:text-properties officeooo:rsid="001112ed" officeooo:paragraph-rsid="001112ed"/>
    </style:style>
    <style:style style:name="P16" style:family="paragraph" style:parent-style-name="Standard">
      <style:text-properties officeooo:rsid="0017a2a0" officeooo:paragraph-rsid="0017a2a0"/>
    </style:style>
    <style:style style:name="P17" style:family="paragraph" style:parent-style-name="Standard">
      <style:text-properties officeooo:rsid="0011ab99" officeooo:paragraph-rsid="0011ab99"/>
    </style:style>
    <style:style style:name="P18" style:family="paragraph" style:parent-style-name="Standard">
      <style:text-properties officeooo:rsid="0019cff2" officeooo:paragraph-rsid="0019cff2"/>
    </style:style>
    <style:style style:name="P19" style:family="paragraph" style:parent-style-name="Standard">
      <style:text-properties officeooo:rsid="001ac927" officeooo:paragraph-rsid="001ac927"/>
    </style:style>
    <style:style style:name="P20" style:family="paragraph" style:parent-style-name="Standard">
      <style:text-properties officeooo:rsid="001c9e57" officeooo:paragraph-rsid="001c9e57"/>
    </style:style>
    <style:style style:name="P21" style:family="paragraph" style:parent-style-name="Standard">
      <style:text-properties officeooo:rsid="001e2bcb" officeooo:paragraph-rsid="001e2bcb"/>
    </style:style>
    <style:style style:name="P22" style:family="paragraph" style:parent-style-name="Standard">
      <style:text-properties officeooo:rsid="001e8017" officeooo:paragraph-rsid="001e8017"/>
    </style:style>
    <style:style style:name="P23" style:family="paragraph" style:parent-style-name="Standard">
      <style:text-properties officeooo:rsid="001fbe42" officeooo:paragraph-rsid="001fbe42"/>
    </style:style>
    <style:style style:name="P24" style:family="paragraph" style:parent-style-name="Standard">
      <style:text-properties officeooo:rsid="002192ab" officeooo:paragraph-rsid="002192ab"/>
    </style:style>
    <style:style style:name="P25" style:family="paragraph" style:parent-style-name="Standard">
      <style:text-properties officeooo:rsid="002377e3" officeooo:paragraph-rsid="002377e3"/>
    </style:style>
    <style:style style:name="P26" style:family="paragraph" style:parent-style-name="Heading_20_3">
      <style:text-properties officeooo:rsid="000a295f" officeooo:paragraph-rsid="000a295f"/>
    </style:style>
    <style:style style:name="P27" style:family="paragraph" style:parent-style-name="Preformatted_20_Text">
      <style:text-properties officeooo:rsid="000a295f" officeooo:paragraph-rsid="000a295f"/>
    </style:style>
    <style:style style:name="P28" style:family="paragraph" style:parent-style-name="Preformatted_20_Text">
      <style:text-properties officeooo:rsid="000f2d34" officeooo:paragraph-rsid="000f2d34"/>
    </style:style>
    <style:style style:name="P29" style:family="paragraph" style:parent-style-name="Preformatted_20_Text">
      <style:paragraph-properties fo:margin-top="0in" fo:margin-bottom="0.1965in" loext:contextual-spacing="false"/>
    </style:style>
    <style:style style:name="P30" style:family="paragraph" style:parent-style-name="Text_20_body" style:list-style-name="L2"/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f2b3d" style:font-name="monospace" fo:font-size="12pt" fo:letter-spacing="normal" fo:font-style="normal" fo:font-weight="normal" fo:background-color="#f7f7f8" loext:char-shading-value="0" loext:padding="0.0193in" loext:border="0.06pt solid #b4b9bd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officeooo:rsid="00056fea"/>
    </style:style>
    <style:style style:name="T4" style:family="text">
      <style:text-properties fo:font-variant="normal" fo:text-transform="none" fo:color="#333333" style:font-name="Consolas" fo:font-size="10.5pt" fo:letter-spacing="normal" fo:font-style="normal" fo:font-weight="normal"/>
    </style:style>
    <style:style style:name="T5" style:family="text">
      <style:text-properties officeooo:rsid="00032428"/>
    </style:style>
    <style:style style:name="T6" style:family="text">
      <style:text-properties officeooo:rsid="000645a5"/>
    </style:style>
    <style:style style:name="T7" style:family="text">
      <style:text-properties officeooo:rsid="0006b5e1"/>
    </style:style>
    <style:style style:name="T8" style:family="text">
      <style:text-properties officeooo:rsid="000b88bb"/>
    </style:style>
    <style:style style:name="T9" style:family="text">
      <style:text-properties officeooo:rsid="000c4ef8"/>
    </style:style>
    <style:style style:name="T10" style:family="text">
      <style:text-properties officeooo:rsid="000dc610"/>
    </style:style>
    <style:style style:name="T11" style:family="text">
      <style:text-properties officeooo:rsid="0019cff2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basic-commands-"/>Basic Commands:</text:h>
      <text:list xml:id="list1692500962" text:style-name="L1">
        <text:list-item>
          <text:p text:style-name="P31"><text:span text:style-name="Source_20_Text"><text:span text:style-name="T1">docker build .</text:span></text:span><text:span text:style-name="T2"> will run the Dockerfile to create an image</text:span></text:p>
        </text:list-item>
        <text:list-item>
          <text:p text:style-name="P31"><text:span text:style-name="Source_20_Text"><text:span text:style-name="T1">docker images</text:span></text:span><text:span text:style-name="T2"> will print all the available images</text:span></text:p>
        </text:list-item>
        <text:list-item>
          <text:p text:style-name="P31"><text:span text:style-name="Source_20_Text"><text:span text:style-name="T1">docker run {IMAGE_ID}</text:span></text:span><text:span text:style-name="T2"> will run a container with the image </text:span><text:span text:style-name="T3">(putting -d tag before image-id let container run in a background)</text:span></text:p>
        </text:list-item>
        <text:list-item>
          <text:p text:style-name="P31"><text:span text:style-name="Source_20_Text"><text:span text:style-name="T1">docker ps</text:span></text:span><text:span text:style-name="T2"> will print all the running containers</text:span></text:p>
        </text:list-item>
        <text:list-item>
          <text:p text:style-name="P31"><text:span text:style-name="Source_20_Text"><text:span text:style-name="T1">docker kill {CONTAINER_ID}</text:span></text:span><text:span text:style-name="T2"> will terminate the container</text:span></text:p>
        </text:list-item>
      </text:list>
      <text:p text:style-name="P2">docker build -t app-name .</text:p>
      <text:p text:style-name="P3"><text:span text:style-name="T5">d</text:span>ocker inspect container-id</text:p>
      <text:p text:style-name="P4">docker logs container-id</text:p>
      <text:p text:style-name="P5">Attaching to a container:</text:p>
      <text:p text:style-name="P5"><text:tab/>docker exec -<text:span text:style-name="T6">it containerid</text:span> sh <text:span text:style-name="T6">(open container terminal for you)</text:span></text:p>
      <text:p text:style-name="P5"><text:tab/><text:span text:style-name="T6">pwd (to check the directory we are in)</text:span></text:p>
      <text:p text:style-name="P5"><text:tab/><text:span text:style-name="T6">ps aux (to list the process running in the container)</text:span></text:p>
      <text:p text:style-name="P5"><text:tab/><text:span text:style-name="T7">exit (to go back in local enviroment)</text:span></text:p>
      <text:p text:style-name="P5"><text:tab/></text:p>
      <text:p text:style-name="P6">docker pull image-name</text:p>
      <text:p text:style-name="P7">docker login –username=mrlongbard</text:p>
      <text:p text:style-name="P7"/>
      <text:p text:style-name="P8">Push on dockerHub:</text:p>
      <text:p text:style-name="P8"><text:tab/>docker build</text:p>
      <text:p text:style-name="P8"><text:tab/>docker tag image-name username/repositoryname</text:p>
      <text:p text:style-name="P8"><text:tab/>docker login –username=mrlongbard</text:p>
      <text:p text:style-name="P8"><text:tab/>docker push username/repositoryname</text:p>
      <text:p text:style-name="P8"/>
      <text:p text:style-name="P9"><text:tab/><text:tab/><text:tab/>Automating the Application</text:p>
      <text:p text:style-name="P9">commit→ build→ test→ deploy</text:p>
      <text:p text:style-name="P9">/////////////////////.<text:span text:style-name="T8">travis.yml////////////////</text:span></text:p>
      <text:p text:style-name="P27"><text:span text:style-name="Source_20_Text">language: node_js</text:span></text:p>
      <text:p text:style-name="Preformatted_20_Text"><text:span text:style-name="Source_20_Text">node_js:</text:span></text:p>
      <text:p text:style-name="Preformatted_20_Text"><text:span text:style-name="Source_20_Text"><text:s text:c="2"/>- 13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- docker</text:span></text:p>
      <text:p text:style-name="Preformatted_20_Text"/>
      <text:p text:style-name="Preformatted_20_Text"><text:span text:style-name="Source_20_Text"># Pre-testing installs</text:span></text:p>
      <text:p text:style-name="Preformatted_20_Text"><text:span text:style-name="Source_20_Text">install:</text:span></text:p>
      <text:p text:style-name="Preformatted_20_Text"><text:span text:style-name="Source_20_Text"><text:s text:c="2"/>- echo "nothing needs to be installed"</text:span></text:p>
      <text:p text:style-name="Preformatted_20_Text"/>
      <text:p text:style-name="Preformatted_20_Text"><text:span text:style-name="Source_20_Text"># Scripts to be run such as tests</text:span></text:p>
      <text:p text:style-name="Preformatted_20_Text"><text:span text:style-name="Source_20_Text">before_script:</text:span></text:p>
      <text:p text:style-name="Preformatted_20_Text"><text:span text:style-name="Source_20_Text"><text:s text:c="2"/>- echo "no tests"</text:span></text:p>
      <text:p text:style-name="Preformatted_20_Text"/>
      <text:p text:style-name="Preformatted_20_Text"><text:span text:style-name="Source_20_Text">script:</text:span></text:p>
      <text:p text:style-name="Preformatted_20_Text"><text:span text:style-name="Source_20_Text"><text:s text:c="2"/>- docker --version # print the version for logging</text:span></text:p>
      <text:p text:style-name="Preformatted_20_Text"><text:span text:style-name="Source_20_Text"><text:s text:c="2"/>- docker build -t simple-node .</text:span></text:p>
      <text:p text:style-name="Preformatted_20_Text"><text:span text:style-name="Source_20_Text"><text:s text:c="2"/>- docker tag simple-node YOUR_DOCKER_HUB/simple-node:latest</text:span></text:p>
      <text:p text:style-name="Preformatted_20_Text"/>
      <text:p text:style-name="Preformatted_20_Text"><text:span text:style-name="Source_20_Text">after_success:</text:span></text:p>
      <text:p text:style-name="Preformatted_20_Text"><text:soft-page-break/><text:span text:style-name="Source_20_Text"><text:s text:c="2"/>- echo "$DOCKER_PASSWORD" | docker login -u "$DOCKER_USERNAME" --password-stdin</text:span></text:p>
      <text:p text:style-name="P29"><text:span text:style-name="Source_20_Text"><text:s text:c="2"/>- docker push YOUR_DOCKER_HUB/simple-node</text:span></text:p>
      <text:p text:style-name="P9">////////////////////////////////////////////////////////////////////////////////////</text:p>
      <text:p text:style-name="P9"/>
      <text:p text:style-name="P9"><text:tab/><text:tab/><text:tab/><text:span text:style-name="T9">Kubernetes</text:span></text:p>
      <text:h text:style-name="P26" text:outline-level="3"><text:bookmark text:name="key-points"/>Key Points</text:h>
      <text:list xml:id="list1023900444" text:style-name="L2">
        <text:list-item>
          <text:p text:style-name="P30">AWS EKS is a service that we can use to set up Kubernetes.</text:p>
        </text:list-item>
        <text:list-item>
          <text:p text:style-name="P30">The <text:span text:style-name="Source_20_Text">deployment.yaml</text:span> file is used to specify how our pods should be created.</text:p>
        </text:list-item>
        <text:list-item>
          <text:p text:style-name="P30">The <text:span text:style-name="Source_20_Text">service.yaml</text:span> file is used to specify how our pods are exposed. </text:p>
        </text:list-item>
      </text:list>
      <text:p text:style-name="P9">////////////////////<text:span text:style-name="T10">deployment.yaml///////////////////////</text:span></text:p>
      <text:p text:style-name="P27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app: my-app</text:span></text:p>
      <text:p text:style-name="Preformatted_20_Text"><text:span text:style-name="Source_20_Text">spec:</text:span></text:p>
      <text:p text:style-name="Preformatted_20_Text"><text:span text:style-name="Source_20_Text"><text:s text:c="2"/>replicas: 2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my-app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my-app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simple-node</text:span></text:p>
      <text:p text:style-name="Preformatted_20_Text"><text:span text:style-name="Source_20_Text"><text:s text:c="8"/>image: YOUR_DOCKER_HUB/simple-node</text:span></text:p>
      <text:p text:style-name="Preformatted_20_Text"><text:span text:style-name="Source_20_Text"><text:s text:c="8"/>ports:</text:span></text:p>
      <text:p text:style-name="P29"><text:span text:style-name="Source_20_Text"><text:s text:c="8"/>- containerPort: 80</text:span></text:p>
      <text:p text:style-name="P9">/////////////////////////////////////////////////////////////////</text:p>
      <text:p text:style-name="P9">/////////////////////<text:span text:style-name="T10">service.yaml////////////////////////</text:span></text:p>
      <text:p text:style-name="P27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run: my-app</text:span></text:p>
      <text:p text:style-name="Preformatted_20_Text"><text:span text:style-name="Source_20_Text">spec: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2"/>- port: 80</text:span></text:p>
      <text:p text:style-name="Preformatted_20_Text"><text:span text:style-name="Source_20_Text"><text:s text:c="4"/>protocol: TCP</text:span></text:p>
      <text:p text:style-name="Preformatted_20_Text"><text:span text:style-name="Source_20_Text"><text:s text:c="2"/>selector:</text:span></text:p>
      <text:p text:style-name="P29"><text:span text:style-name="Source_20_Text"><text:s text:c="4"/>run: my-app</text:span></text:p>
      <text:p text:style-name="P9">//////////////////////////////////////////////////////</text:p>
      <text:p text:style-name="P10">Commands:</text:p>
      <text:p text:style-name="P28"><text:span text:style-name="Source_20_Text"><text:span text:style-name="T4">aws eks --region region update-kubeconfig --name cluster_name</text:span></text:span></text:p>
      <text:p text:style-name="P28"><text:span text:style-name="Source_20_Text">kubectl apply -f deployment.yaml</text:span></text:p>
      <text:p text:style-name="P10">kubectl get pods → shows pods in the cluster and some metadata</text:p>
      <text:p text:style-name="P12">kubectl delete pod &lt;pod name&gt;</text:p>
      <text:p text:style-name="P13">kubectl describe pod &lt;pod-name&gt;</text:p>
      <text:p text:style-name="P14"><text:soft-page-break/>kubectl logs &lt;pod-name&gt;</text:p>
      <text:p text:style-name="P10">kubectl describe services → show the services in cluster</text:p>
      <text:p text:style-name="P10">kubectl cluster-info → </text:p>
      <text:p text:style-name="P11">kubectl cluster-info dump</text:p>
      <text:p text:style-name="P15">kubectl exec -it podname sh → (connect terminal to pod instance)</text:p>
      <text:p text:style-name="P16">kubectl delete -f &lt;deployment.yaml&gt;</text:p>
      <text:p text:style-name="P16">kubectl delete -f &lt;service.yaml&gt;</text:p>
      <text:p text:style-name="P17">kubectl autoscale deployment my-app-2 –cpu-percent=50 –min=1 –max=10 (to autoscale)</text:p>
      <text:p text:style-name="P17"/>
      <text:p text:style-name="P17"><text:tab/><text:tab/><text:tab/><text:tab/><text:tab/><text:span text:style-name="T11">Serverless</text:span></text:p>
      <text:p text:style-name="P18">npm install -g serverless</text:p>
      <text:p text:style-name="P18">serverless create –template aws-nodejs-typescript –path folder-name</text:p>
      <text:p text:style-name="P18">npm install plugin-name –save-dev</text:p>
      <text:p text:style-name="P18">serverless deploy -v</text:p>
      <text:p text:style-name="P19">sls config credentials –provider aws –key &lt;access-key&gt; --secret &lt;secret-key&gt; --profile &lt;profile-name&gt;</text:p>
      <text:p text:style-name="P20">sls create –template (to list the template projects)</text:p>
      <text:p text:style-name="P20">sls create –template aws-nodejs-typescript –path &lt;project-name&gt;</text:p>
      <text:p text:style-name="P23">sls invoke local</text:p>
      <text:p text:style-name="P20"/>
      <text:p text:style-name="P21">Best Practices:</text:p>
      <text:p text:style-name="P22">vendor-lock-in</text:p>
      <text:p text:style-name="P22"/>
      <text:p text:style-name="P24">For Serverless Application serverless.yml:</text:p>
      <text:p text:style-name="P24">service:</text:p>
      <text:p text:style-name="P24"><text:tab/></text:p>
      <text:p text:style-name="P24">plugins:</text:p>
      <text:p text:style-name="P24"/>
      <text:p text:style-name="P24">provider:</text:p>
      <text:p text:style-name="P24"><text:tab/>name:</text:p>
      <text:p text:style-name="P24"><text:tab/>runtime:</text:p>
      <text:p text:style-name="P24"><text:tab/>stage:</text:p>
      <text:p text:style-name="P24"><text:tab/>region:</text:p>
      <text:p text:style-name="P24"><text:tab/>environment:</text:p>
      <text:p text:style-name="P25">custom:</text:p>
      <text:p text:style-name="P25"><text:tab/>documentation:</text:p>
      <text:p text:style-name="P25"><text:tab/><text:tab/>api:</text:p>
      <text:p text:style-name="P25"><text:tab/><text:tab/><text:tab/>info:</text:p>
      <text:p text:style-name="P25"><text:tab/><text:tab/><text:tab/><text:tab/>version:</text:p>
      <text:p text:style-name="P25"><text:tab/><text:tab/><text:tab/><text:tab/>title:</text:p>
      <text:p text:style-name="P25"><text:tab/><text:tab/><text:tab/><text:tab/>description:</text:p>
      <text:p text:style-name="P25"><text:tab/><text:tab/>models:</text:p>
      <text:p text:style-name="P25"><text:tab/><text:tab/><text:tab/></text:p>
      <text:p text:style-name="P25">functions:</text:p>
      <text:p text:style-name="P25"><text:tab/></text:p>
      <text:p text:style-name="P24"><text:tab/></text:p>
      <text:p text:style-name="P24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03:38:54.303393677</meta:creation-date>
    <meta:generator>LibreOffice/6.4.3.2$Linux_X86_64 LibreOffice_project/40$Build-2</meta:generator>
    <dc:date>2020-06-09T01:37:52.503173022</dc:date>
    <meta:editing-duration>P3DT4H17M50S</meta:editing-duration>
    <meta:editing-cycles>29</meta:editing-cycles>
    <meta:document-statistic meta:table-count="0" meta:image-count="0" meta:object-count="0" meta:page-count="3" meta:paragraph-count="133" meta:word-count="465" meta:character-count="3649" meta:non-whitespace-character-count="3151"/>
  </office:meta>
</office:document-meta>
</file>